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1C20000015E65520E89.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list-style-name="L2">
      <style:paragraph-properties fo:text-align="start" style:justify-single-word="false"/>
    </style:style>
    <style:style style:name="P27"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104026581" text:style-name="L1">
        <text:list-item>
          <text:p text:style-name="P22">powder volume,</text:p>
        </text:list-item>
        <text:list-item>
          <text:p text:style-name="P22">diluent volume,</text:p>
        </text:list-item>
        <text:list-item>
          <text:p text:style-name="P22">total volume,</text:p>
        </text:list-item>
        <text:list-item>
          <text:p text:style-name="P22">final concentration, and</text:p>
        </text:list-item>
        <text:list-item>
          <text:p text:style-name="P22">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1120664778" text:style-name="L2">
        <text:list-item>
          <text:p text:style-name="P23">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1889328031" text:continue-numbering="true" text:style-name="L2">
        <text:list-item>
          <text:p text:style-name="P23"><text:soft-page-break/>A 20 million unit (MU) vial of penicillin g potassium has 8 mL of powder volume. <text:span text:style-name="T8">(Notice that this problem has already given you the powder volume) </text:span></text:p>
        </text:list-item>
      </text:list>
      <text:p text:style-name="P2"/>
      <text:list xml:id="list581584786" text:continue-numbering="true" text:style-name="L2">
        <text:list-item>
          <text:list>
            <text:list-item>
              <text:p text:style-name="P26"><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1749409157" text:continue-numbering="true" text:style-name="L2">
        <text:list-item>
          <text:list>
            <text:list-item>
              <text:p text:style-name="P23">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8" svg:width="-6.915in" svg:height="-0.215in" svg:x="6.9165in" svg:y="0.6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8"><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8" svg:width="-6.915in" svg:height="-0.215in" svg:x="6.9165in" svg:y="0.6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479189088" text:style-name="L3">
        <text:list-item>
          <text:p text:style-name="P24">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162587365" text:continue-numbering="true" text:style-name="L3">
        <text:list-item>
          <text:p text:style-name="P24">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332817772" text:continue-numbering="true" text:style-name="L3">
        <text:list-item>
          <text:p text:style-name="P24">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76571929" text:continue-numbering="true" text:style-name="L3">
        <text:list-item>
          <text:list>
            <text:list-item>
              <text:p text:style-name="P24">How many mL of powder volume are there? </text:p>
            </text:list-item>
          </text:list>
        </text:list-item>
      </text:list>
      <text:p text:style-name="P2"/>
      <text:p text:style-name="P2"/>
      <text:p text:style-name="P2"/>
      <text:p text:style-name="P2"/>
      <text:list xml:id="list763392482" text:continue-numbering="true" text:style-name="L3">
        <text:list-item>
          <text:list>
            <text:list-item>
              <text:p text:style-name="P24">What is the concentration of each drug?</text:p>
            </text:list-item>
          </text:list>
        </text:list-item>
      </text:list>
      <text:p text:style-name="P2"/>
      <text:p text:style-name="P2"/>
      <text:p text:style-name="P2"/>
      <text:p text:style-name="P2"/>
      <text:list xml:id="list1910442055" text:continue-numbering="true" text:style-name="L3">
        <text:list-item>
          <text:p text:style-name="P24">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643801411" text:continue-numbering="true" text:style-name="L3">
        <text:list-item>
          <text:p text:style-name="P24">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1690456778" text:continue-numbering="true" text:style-name="L3">
        <text:list-item>
          <text:p text:style-name="P24"><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1165884587" text:continue-numbering="true" text:style-name="L3">
        <text:list-item>
          <text:p text:style-name="P24">A 4 g vial of a powdered drug is reconstituted with 4.9 mL of SWFI to obtain a concentration of 800 mg/mL.</text:p>
        </text:list-item>
      </text:list>
      <text:p text:style-name="P2"/>
      <text:list xml:id="list1923389156" text:continue-numbering="true" text:style-name="L3">
        <text:list-item>
          <text:list>
            <text:list-item>
              <text:p text:style-name="P24">What is the powder volume of the drug?</text:p>
            </text:list-item>
          </text:list>
        </text:list-item>
      </text:list>
      <text:p text:style-name="P2"/>
      <text:p text:style-name="P2"/>
      <text:p text:style-name="P2"/>
      <text:p text:style-name="P2"/>
      <text:list xml:id="list1988134277" text:continue-numbering="true" text:style-name="L3">
        <text:list-item>
          <text:list>
            <text:list-item>
              <text:p text:style-name="P24">If 2.6 mL of the reconstituted solution is added to a 500 mL bag of D5W, how much medication is in the IV bag?</text:p>
            </text:list-item>
          </text:list>
        </text:list-item>
      </text:list>
      <text:p text:style-name="P2"/>
      <text:p text:style-name="P2"/>
      <text:p text:style-name="P2"/>
      <text:p text:style-name="P2"/>
      <text:list xml:id="list1245171839" text:continue-numbering="true" text:style-name="L3">
        <text:list-item>
          <text:p text:style-name="P24">If a 20 MU vial of penicillin g potassium has a powder volume of 8 mL, what would be concentration obtained if each of the possible volumes of SWFI listed below were used to reconstitute the vial?</text:p>
        </text:list-item>
      </text:list>
      <text:p text:style-name="P2"/>
      <text:list xml:id="list1592613842" text:continue-numbering="true" text:style-name="L3">
        <text:list-item>
          <text:list>
            <text:list-item>
              <text:p text:style-name="P24">32 mL</text:p>
            </text:list-item>
          </text:list>
        </text:list-item>
      </text:list>
      <text:p text:style-name="P2"/>
      <text:p text:style-name="P2"/>
      <text:p text:style-name="P2"/>
      <text:list xml:id="list1422918321" text:continue-numbering="true" text:style-name="L3">
        <text:list-item>
          <text:list>
            <text:list-item>
              <text:p text:style-name="P24">42 mL</text:p>
            </text:list-item>
          </text:list>
        </text:list-item>
      </text:list>
      <text:p text:style-name="P2"/>
      <text:p text:style-name="P2"/>
      <text:p text:style-name="P2"/>
      <text:list xml:id="list2028316640" text:continue-numbering="true" text:style-name="L3">
        <text:list-item>
          <text:list>
            <text:list-item>
              <text:p text:style-name="P24">72 mL</text:p>
            </text:list-item>
          </text:list>
        </text:list-item>
      </text:list>
      <text:p text:style-name="P2"/>
      <text:p text:style-name="P2"/>
      <text:p text:style-name="P2"/>
      <text:list xml:id="list1138481912" text:continue-numbering="true" text:style-name="L3">
        <text:list-item>
          <text:list>
            <text:list-item>
              <text:p text:style-name="P24">92 mL</text:p>
            </text:list-item>
          </text:list>
        </text:list-item>
      </text:list>
      <text:p text:style-name="P2"/>
      <text:p text:style-name="P2"/>
      <text:p text:style-name="P2"/>
      <text:list xml:id="list1026812088" text:continue-numbering="true" text:style-name="L3">
        <text:list-item>
          <text:p text:style-name="P24">You add 4.3 mL of diluent to a 1 g vial and have a final volume of 5 mL. </text:p>
        </text:list-item>
      </text:list>
      <text:p text:style-name="P2"/>
      <text:list xml:id="list2150917467" text:continue-numbering="true" text:style-name="L3">
        <text:list-item>
          <text:list>
            <text:list-item>
              <text:p text:style-name="P24">What is the powder volume? </text:p>
            </text:list-item>
          </text:list>
        </text:list-item>
      </text:list>
      <text:p text:style-name="P2"/>
      <text:p text:style-name="P2"/>
      <text:p text:style-name="P2"/>
      <text:p text:style-name="P2"/>
      <text:list xml:id="list1542090944" text:continue-numbering="true" text:style-name="L3">
        <text:list-item>
          <text:list>
            <text:list-item>
              <text:p text:style-name="P24"><text:soft-page-break/>What is the final concentration in mg/mL? </text:p>
            </text:list-item>
          </text:list>
        </text:list-item>
      </text:list>
      <text:p text:style-name="P2"/>
      <text:p text:style-name="P2"/>
      <text:p text:style-name="P2"/>
      <text:p text:style-name="P2"/>
      <text:list xml:id="list627288912" text:continue-numbering="true" text:style-name="L3">
        <text:list-item>
          <text:list>
            <text:list-item>
              <text:p text:style-name="P24">How many mL would you need to add to a 50 mL bag of NS if a dose of 250 mg were required.</text:p>
            </text:list-item>
          </text:list>
        </text:list-item>
      </text:list>
      <text:p text:style-name="P2"/>
      <text:p text:style-name="P2"/>
      <text:p text:style-name="P2"/>
      <text:p text:style-name="P2"/>
      <text:list xml:id="list401224868" text:continue-numbering="true" text:style-name="L3">
        <text:list-item>
          <text:p text:style-name="P24">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222499114" text:continue-list="list401224868" text:style-name="L3">
        <text:list-item text:start-value="1">
          <text:p text:style-name="P24">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1559927589" text:continue-numbering="true" text:style-name="L3">
        <text:list-item>
          <text:p text:style-name="P24">Using another 10 g vial of vancomycin, how many mL of SWFI should be added to obtain a concentration of 200 mg/mL instead?</text:p>
        </text:list-item>
      </text:list>
      <text:p text:style-name="P2"/>
      <text:p text:style-name="P2"/>
      <text:p text:style-name="P2"/>
      <text:p text:style-name="P2"/>
      <text:list xml:id="list1473186646" text:continue-numbering="true" text:style-name="L3">
        <text:list-item>
          <text:p text:style-name="P24">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1928688429" text:continue-numbering="true" text:style-name="L3">
        <text:list-item>
          <text:list>
            <text:list-item>
              <text:p text:style-name="P24">What is the powder volume in the vial?</text:p>
            </text:list-item>
          </text:list>
        </text:list-item>
      </text:list>
      <text:p text:style-name="P2"/>
      <text:p text:style-name="P2"/>
      <text:p text:style-name="P2"/>
      <text:list xml:id="list1866784165" text:continue-numbering="true" text:style-name="L3">
        <text:list-item>
          <text:list>
            <text:list-item>
              <text:p text:style-name="P24">What is the concentration (in mg/mL) of each active ingredient separately?</text:p>
            </text:list-item>
          </text:list>
        </text:list-item>
      </text:list>
      <text:p text:style-name="P2"/>
      <text:p text:style-name="P2"/>
      <text:p text:style-name="P2"/>
      <text:list xml:id="list1336965728" text:continue-numbering="true" text:style-name="L3">
        <text:list-item>
          <text:list>
            <text:list-item>
              <text:p text:style-name="P24">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2165074024" text:continue-numbering="true" text:style-name="L3">
        <text:list-item>
          <text:p text:style-name="P24">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1681762263" text:continue-numbering="true" text:style-name="L3">
        <text:list-item>
          <text:p text:style-name="P24">If you add 10 mL of SWFI to a 1 g vial of powdered drug that has a powder volume of 0.5 mL, what is the resulting concentration going to be in mg/mL?</text:p>
        </text:list-item>
        <text:list-item>
          <text:p text:style-name="P24"><text:soft-page-break/>Review the amoxicillin/clavulanate label below carefully:</text:p>
        </text:list-item>
      </text:list>
      <text:p text:style-name="P2"/>
      <text:p text:style-name="P2"><draw:frame draw:style-name="fr2" draw:name="graphics1" text:anchor-type="paragraph" svg:width="3in" svg:height="2.3299in" draw:z-index="7"><draw:image xlink:href="Pictures/10000201000001C20000015E65520E89.png" xlink:type="simple" xlink:show="embed" xlink:actuate="onLoad"/></draw:frame></text:p>
      <text:list xml:id="list1049658106" text:continue-numbering="true" text:style-name="L3">
        <text:list-item>
          <text:list>
            <text:list-item>
              <text:p text:style-name="P24">What is the powder volume?</text:p>
            </text:list-item>
          </text:list>
        </text:list-item>
      </text:list>
      <text:p text:style-name="P2"/>
      <text:p text:style-name="P2"/>
      <text:p text:style-name="P2"/>
      <text:list xml:id="list570023158" text:continue-numbering="true" text:style-name="L3">
        <text:list-item>
          <text:list>
            <text:list-item>
              <text:p text:style-name="P24">How many grams of amoxicillin are in the bottle?</text:p>
            </text:list-item>
          </text:list>
        </text:list-item>
      </text:list>
      <text:p text:style-name="P2"/>
      <text:p text:style-name="P2"/>
      <text:p text:style-name="P2"/>
      <text:list xml:id="list1254535768" text:continue-numbering="true" text:style-name="L3">
        <text:list-item>
          <text:list>
            <text:list-item>
              <text:p text:style-name="P24">How many grams of clavulanate are in the bottle?</text:p>
            </text:list-item>
          </text:list>
        </text:list-item>
      </text:list>
      <text:p text:style-name="P2"/>
      <text:p text:style-name="P2"/>
      <text:p text:style-name="P2"/>
      <text:list xml:id="list1183093466" text:continue-numbering="true" text:style-name="L3">
        <text:list-item>
          <text:p text:style-name="P24">The directions for a preparing a vial containing 1 g of lyophilized cefepime HCl for IM injection suggests the addition of 2.4 mL of 1% lidocaine HCl which will yield a solution with a concentration of 280 mg/mL. </text:p>
        </text:list-item>
      </text:list>
      <text:p text:style-name="P2"/>
      <text:list xml:id="list873688925" text:continue-numbering="true" text:style-name="L3">
        <text:list-item>
          <text:list>
            <text:list-item>
              <text:p text:style-name="P24">What is the powder volume of the drug?</text:p>
            </text:list-item>
          </text:list>
        </text:list-item>
      </text:list>
      <text:p text:style-name="P2"/>
      <text:p text:style-name="P2"/>
      <text:p text:style-name="P2"/>
      <text:list xml:id="list1301955692" text:continue-numbering="true" text:style-name="L3">
        <text:list-item>
          <text:list>
            <text:list-item>
              <text:p text:style-name="P24">If a patient required only 500 mg to be given IM, how many mL would be needed to administer the desired dose?</text:p>
            </text:list-item>
          </text:list>
        </text:list-item>
      </text:list>
      <text:p text:style-name="P2"/>
      <text:p text:style-name="P2"/>
      <text:p text:style-name="P2"/>
      <text:list xml:id="list1917333844" text:continue-numbering="true" text:style-name="L3">
        <text:list-item>
          <text:p text:style-name="P24">An 8 g vial of a powdered drug is reconstituted with 19.6 mL of SWFI to obtain a concentration of 400 mg/mL. </text:p>
        </text:list-item>
      </text:list>
      <text:p text:style-name="P2"/>
      <text:list xml:id="list607495228" text:continue-numbering="true" text:style-name="L3">
        <text:list-item>
          <text:list>
            <text:list-item>
              <text:p text:style-name="P24">What is the powder volume of the drug? </text:p>
            </text:list-item>
          </text:list>
        </text:list-item>
      </text:list>
      <text:p text:style-name="P2"/>
      <text:p text:style-name="P2"/>
      <text:list xml:id="list1916604998" text:continue-numbering="true" text:style-name="L3">
        <text:list-item>
          <text:list>
            <text:list-item>
              <text:p text:style-name="P24"><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1431154869" text:continue-numbering="true" text:style-name="L3">
        <text:list-item>
          <text:p text:style-name="P24">If a 10 MU vial of medication has a powder volume of 4 mL, what would be concentration obtained if each of the possible volumes of SWFI listed below were used to reconstitute the vial? </text:p>
        </text:list-item>
      </text:list>
      <text:p text:style-name="P2"/>
      <text:list xml:id="list1744227710" text:continue-numbering="true" text:style-name="L3">
        <text:list-item>
          <text:list>
            <text:list-item>
              <text:p text:style-name="P24">16 mL </text:p>
            </text:list-item>
          </text:list>
        </text:list-item>
      </text:list>
      <text:p text:style-name="P2"/>
      <text:p text:style-name="P2"/>
      <text:p text:style-name="P2"/>
      <text:list xml:id="list1663358402" text:continue-numbering="true" text:style-name="L3">
        <text:list-item>
          <text:list>
            <text:list-item>
              <text:p text:style-name="P24">21 mL </text:p>
            </text:list-item>
          </text:list>
        </text:list-item>
      </text:list>
      <text:p text:style-name="P2"/>
      <text:p text:style-name="P2"/>
      <text:p text:style-name="P2"/>
      <text:list xml:id="list1242653393" text:continue-numbering="true" text:style-name="L3">
        <text:list-item>
          <text:list>
            <text:list-item>
              <text:p text:style-name="P24">36 mL </text:p>
            </text:list-item>
          </text:list>
        </text:list-item>
      </text:list>
      <text:p text:style-name="P2"/>
      <text:p text:style-name="P2"/>
      <text:p text:style-name="P2"/>
      <text:list xml:id="list812763796" text:continue-numbering="true" text:style-name="L3">
        <text:list-item>
          <text:list>
            <text:list-item>
              <text:p text:style-name="P24">46 mL</text:p>
            </text:list-item>
          </text:list>
        </text:list-item>
      </text:list>
      <text:p text:style-name="P2"/>
      <text:p text:style-name="P2"/>
      <text:p text:style-name="P2"/>
      <text:list xml:id="list1079336491" text:continue-numbering="true" text:style-name="L3">
        <text:list-item>
          <text:p text:style-name="P24">A 6 g bulk vial of ceftazidime has a final volume of 30 mL when reconstituted with 26 mL. </text:p>
        </text:list-item>
      </text:list>
      <text:p text:style-name="P2"/>
      <text:list xml:id="list488935961" text:continue-numbering="true" text:style-name="L3">
        <text:list-item>
          <text:list>
            <text:list-item>
              <text:p text:style-name="P24">What is the powder volume? </text:p>
            </text:list-item>
          </text:list>
        </text:list-item>
      </text:list>
      <text:p text:style-name="P2"/>
      <text:p text:style-name="P2"/>
      <text:p text:style-name="P2"/>
      <text:list xml:id="list664444683" text:continue-numbering="true" text:style-name="L3">
        <text:list-item>
          <text:list>
            <text:list-item>
              <text:p text:style-name="P24">What is the concentration in mg/mL? </text:p>
            </text:list-item>
          </text:list>
        </text:list-item>
      </text:list>
      <text:p text:style-name="P2"/>
      <text:p text:style-name="P2"/>
      <text:p text:style-name="P2"/>
      <text:list xml:id="list41182650" text:continue-numbering="true" text:style-name="L3">
        <text:list-item>
          <text:list>
            <text:list-item>
              <text:p text:style-name="P24">How many mL of the reconstituted solution would be required to fill an order for 2 g of ceftazidime?</text:p>
            </text:list-item>
          </text:list>
        </text:list-item>
      </text:list>
      <text:p text:style-name="P2"/>
      <text:p text:style-name="P2"/>
      <text:p text:style-name="P2"/>
      <text:list xml:id="list1486595945" text:continue-numbering="true" text:style-name="L3">
        <text:list-item>
          <text:p text:style-name="P24">A 3.2 g vial of Timentin (ticarcillin/clavulanic acid) has 2.2 mL of powder volume. </text:p>
        </text:list-item>
      </text:list>
      <text:p text:style-name="P2"/>
      <text:list xml:id="list638726397" text:continue-numbering="true" text:style-name="L3">
        <text:list-item>
          <text:list>
            <text:list-item>
              <text:p text:style-name="P24">If you reconstitute it with 17.8 mL of SWFI, what is the cocnentration in mg/mL?</text:p>
            </text:list-item>
          </text:list>
        </text:list-item>
      </text:list>
      <text:p text:style-name="P2"/>
      <text:p text:style-name="P2"/>
      <text:p text:style-name="P2"/>
      <text:list xml:id="list1554121489" text:continue-numbering="true" text:style-name="L3">
        <text:list-item>
          <text:list>
            <text:list-item>
              <text:p text:style-name="P24">How many mL of the reconstituted solution will you need for a dose of 1.6 g of Timentin?</text:p>
            </text:list-item>
          </text:list>
        </text:list-item>
        <text:list-item>
          <text:p text:style-name="P24"><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item>
      </text:list>
      <text:p text:style-name="P2"/>
      <text:list xml:id="list2084732752" text:continue-numbering="true" text:style-name="L3">
        <text:list-item>
          <text:list>
            <text:list-item>
              <text:p text:style-name="P24">What does 5% (w/v) mean? </text:p>
            </text:list-item>
          </text:list>
        </text:list-item>
      </text:list>
      <text:p text:style-name="P2"/>
      <text:p text:style-name="P2"/>
      <text:p text:style-name="P2"/>
      <text:list xml:id="list1010799161" text:continue-numbering="true" text:style-name="L3">
        <text:list-item>
          <text:list>
            <text:list-item>
              <text:p text:style-name="P24">How much powder volume is in each size of vial? </text:p>
            </text:list-item>
          </text:list>
        </text:list-item>
      </text:list>
      <text:p text:style-name="P2"/>
      <text:p text:style-name="P2"/>
      <text:p text:style-name="P2"/>
      <text:list xml:id="list1747468498" text:continue-numbering="true" text:style-name="L3">
        <text:list-item>
          <text:list>
            <text:list-item>
              <text:p text:style-name="P24">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1468024589" text:continue-numbering="true" text:style-name="L3">
        <text:list-item>
          <text:list>
            <text:list-item>
              <text:p text:style-name="P24">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307350054" text:continue-numbering="true" text:style-name="L3">
        <text:list-item>
          <text:list>
            <text:list-item>
              <text:p text:style-name="P24">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list xml:id="list1625419554" text:style-name="L4">
        <text:list-item>
          <text:p text:style-name="P25">A 10 g bulk vial of vancomycin is supposed to be reconstituted with 95 mL of SWFI to achieve a concentration of 100 mg/mL. A technician receives an order for 1.5 g of vancomycin in 250 mL of 0.9% sodium chloride. The technician accidentally reconstitutes the vial with 100 mL of SWFI, instead of 95 mL but does not want to waste the drug vial; therefore we will need to do some calculations to figure out how to still use this solution. </text:p>
        </text:list-item>
      </text:list>
      <text:p text:style-name="P2"/>
      <text:list xml:id="list1499521175" text:continue-numbering="true" text:style-name="L4">
        <text:list-item>
          <text:list>
            <text:list-item>
              <text:p text:style-name="P25">First you will need to know the powder volume in the vial. This is easiest to calculate by using the suggested reconstitution information. </text:p>
            </text:list-item>
          </text:list>
        </text:list-item>
      </text:list>
      <text:p text:style-name="P2"/>
      <text:p text:style-name="P2"/>
      <text:p text:style-name="P2"/>
      <text:list xml:id="list1158173001" text:continue-numbering="true" text:style-name="L4">
        <text:list-item>
          <text:list>
            <text:list-item>
              <text:p text:style-name="P25">Second, you will need to determine the total volume actually in the vial once it was incorrectly reconstituted. </text:p>
            </text:list-item>
          </text:list>
        </text:list-item>
      </text:list>
      <text:p text:style-name="P2"/>
      <text:p text:style-name="P2"/>
      <text:p text:style-name="P2"/>
      <text:list xml:id="list1615163677" text:continue-numbering="true" text:style-name="L4">
        <text:list-item>
          <text:list>
            <text:list-item>
              <text:p text:style-name="P25">Third, you will want to know the concentration of the drug in the vial after it was reconstituted incorrectly. </text:p>
            </text:list-item>
          </text:list>
        </text:list-item>
      </text:list>
      <text:p text:style-name="P2"/>
      <text:p text:style-name="P2"/>
      <text:p text:style-name="P2"/>
      <text:list xml:id="list1487959446" text:continue-numbering="true" text:style-name="L4">
        <text:list-item>
          <text:list>
            <text:list-item>
              <text:p text:style-name="P25">Fourth, you can now determine the quantity of reconstituted solution that was added to the bag. </text:p>
            </text:list-item>
          </text:list>
        </text:list-item>
      </text:list>
      <text:p text:style-name="P2"/>
      <text:p text:style-name="P2"/>
      <text:p text:style-name="P2"/>
      <text:list xml:id="list663299511" text:continue-numbering="true" text:style-name="L4">
        <text:list-item>
          <text:list>
            <text:list-item>
              <text:p text:style-name="P25">Often, you will want to know whether an IV can be infused peripherally or if it requires a central line. Vancomycin when given IV requires a central line if the IV bag has a concentration &gt;5 mg/mL. Can this bag be infused peripherally or does it require a central line? Why or why not?</text:p>
            </text:list-item>
          </text:list>
        </text:list-item>
      </text:list>
      <text:p text:style-name="P2"/>
      <text:p text:style-name="P2"/>
      <text:p text:style-name="P2"/>
      <text:list xml:id="list488186031" text:continue-numbering="true" text:style-name="L4">
        <text:list-item>
          <text:p text:style-name="P25">A vial contains 200 mg of gemcitabine and after being reconstituted with 5 mL of NS it has a concentration of 38 mg/mL. What is the powder volume of the gemcitabine in a 200 mg vial?</text:p>
        </text:list-item>
      </text:list>
      <text:p text:style-name="P2"/>
      <text:p text:style-name="P2"/>
      <text:p text:style-name="P2"/>
      <text:p text:style-name="P2"/>
      <text:list xml:id="list2028830499" text:continue-numbering="true" text:style-name="L4">
        <text:list-item>
          <text:p text:style-name="P25"><text:soft-page-break/>Another vial contains 1000 mg of gemcitabine and after being reconstituted with 25 mL of NS it has a concentration of 38 mg/mL. What is the powder volume of the gemcitabine in a 1000 mg vial?</text:p>
        </text:list-item>
      </text:list>
      <text:p text:style-name="P2"/>
      <text:p text:style-name="P2"/>
      <text:p text:style-name="P2"/>
      <text:p text:style-name="P2"/>
      <text:list xml:id="list1888683174" text:continue-numbering="true" text:style-name="L4">
        <text:list-item>
          <text:p text:style-name="P25">The pharmacy must add water to an oral suspension before it can be dispensed to the patient. The dose is to be 750 mg/Tbs, and the dry powder is 5g with a powder volume of 8.6 mL. How much water must you add?</text:p>
        </text:list-item>
      </text:list>
      <text:p text:style-name="P2"/>
      <text:p text:style-name="P2"/>
      <text:p text:style-name="P2"/>
      <text:p text:style-name="P2"/>
      <text:list xml:id="list1642127392" text:continue-numbering="true" text:style-name="L4">
        <text:list-item>
          <text:p text:style-name="P25">The directions for a bulk pharmacy vial containing 10 g of oxacillin states that the addition of 93 mL of SWFI will provide a final concentration of 100 mg/mL.</text:p>
        </text:list-item>
      </text:list>
      <text:p text:style-name="P2"/>
      <text:list xml:id="list725883672" text:continue-numbering="true" text:style-name="L4">
        <text:list-item>
          <text:list>
            <text:list-item>
              <text:p text:style-name="P25">What is the powder volume?</text:p>
            </text:list-item>
          </text:list>
        </text:list-item>
      </text:list>
      <text:p text:style-name="P2"/>
      <text:p text:style-name="P2"/>
      <text:p text:style-name="P2"/>
      <text:list xml:id="list1014003113" text:continue-numbering="true" text:style-name="L4">
        <text:list-item>
          <text:list>
            <text:list-item>
              <text:p text:style-name="P25">How many mL would be needed to fulfill a physician order for 1 g of oxacillin in 100 mL of half normal saline?</text:p>
            </text:list-item>
          </text:list>
        </text:list-item>
      </text:list>
      <text:p text:style-name="P2"/>
      <text:p text:style-name="P2"/>
      <text:p text:style-name="P2"/>
      <text:list xml:id="list1382825483" text:continue-numbering="true" text:style-name="L4">
        <text:list-item>
          <text:p text:style-name="P25">Using another 10 g vial of oxacillin you receive a request to prepare a bottle with a final concentration of 200mg/mL.</text:p>
        </text:list-item>
      </text:list>
      <text:p text:style-name="P2"/>
      <text:list xml:id="list1304226795" text:continue-numbering="true" text:style-name="L4">
        <text:list-item>
          <text:list>
            <text:list-item>
              <text:p text:style-name="P25">How many mL of SWFI will you need to reconstitute it with?</text:p>
            </text:list-item>
          </text:list>
        </text:list-item>
      </text:list>
      <text:p text:style-name="P2"/>
      <text:p text:style-name="P2"/>
      <text:p text:style-name="P2"/>
      <text:list xml:id="list753972359" text:continue-numbering="true" text:style-name="L4">
        <text:list-item>
          <text:list>
            <text:list-item>
              <text:p text:style-name="P25">How many mL would be needed to fulfill a physician order for 1 g of oxacillin in 100 mL of half normal saline using this new concentration?</text:p>
            </text:list-item>
          </text:list>
        </text:list-item>
      </text:list>
      <text:p text:style-name="P2"/>
      <text:p text:style-name="P2"/>
      <text:p text:style-name="P2"/>
      <text:list xml:id="list637344599" text:continue-numbering="true" text:style-name="L4">
        <text:list-item>
          <text:p text:style-name="P25">A 3 g vial of powdered drug is reconstituted with 4.8 mL of SWFI to obtain a concentration of 600 mg/mL.</text:p>
        </text:list-item>
      </text:list>
      <text:p text:style-name="P2"/>
      <text:list xml:id="list871818752" text:continue-numbering="true" text:style-name="L4">
        <text:list-item>
          <text:list>
            <text:list-item>
              <text:p text:style-name="P25">What is the powder volume of the drug?</text:p>
            </text:list-item>
          </text:list>
        </text:list-item>
      </text:list>
      <text:p text:style-name="P2"/>
      <text:p text:style-name="P2"/>
      <text:p text:style-name="P2"/>
      <text:list xml:id="list240695008" text:continue-numbering="true" text:style-name="L4">
        <text:list-item>
          <text:list>
            <text:list-item>
              <text:p text:style-name="P25">If 3 mL of the reconstituted solution is added to a 150 mL bag of D5W, how much medication is in the IV bag?</text:p>
            </text:list-item>
          </text:list>
        </text:list-item>
        <text:list-item>
          <text:p text:style-name="P25"><text:soft-page-break/>You dissolve 5 MU of penicillin with 18 mL of SWFI and according to the package the vial contains 2 mL of powder volume.</text:p>
        </text:list-item>
      </text:list>
      <text:p text:style-name="P2"/>
      <text:list xml:id="list1850845887" text:continue-numbering="true" text:style-name="L4">
        <text:list-item>
          <text:list>
            <text:list-item>
              <text:p text:style-name="P25">What is the concentration of penicillin (in units/mL) in the vial after reconstitution?</text:p>
            </text:list-item>
          </text:list>
        </text:list-item>
      </text:list>
      <text:p text:style-name="P2"/>
      <text:p text:style-name="P2"/>
      <text:p text:style-name="P2"/>
      <text:list xml:id="list1655430444" text:continue-numbering="true" text:style-name="L4">
        <text:list-item>
          <text:list>
            <text:list-item>
              <text:p text:style-name="P25">How many mL would be required to fill an order for 3.5 MU?</text:p>
            </text:list-item>
          </text:list>
        </text:list-item>
      </text:list>
      <text:p text:style-name="P2"/>
      <text:p text:style-name="P2"/>
      <text:p text:style-name="P2"/>
      <text:list xml:id="list1290879394" text:continue-numbering="true" text:style-name="L4">
        <text:list-item>
          <text:p text:style-name="P25">You add 8.6 mL of diluent to a 2 g vial and have a final volume of 10 mL.</text:p>
        </text:list-item>
      </text:list>
      <text:p text:style-name="P2"/>
      <text:list xml:id="list163146096" text:continue-numbering="true" text:style-name="L4">
        <text:list-item>
          <text:list>
            <text:list-item>
              <text:p text:style-name="P25">What is the powder volume?</text:p>
            </text:list-item>
          </text:list>
        </text:list-item>
      </text:list>
      <text:p text:style-name="P2"/>
      <text:p text:style-name="P2"/>
      <text:p text:style-name="P2"/>
      <text:list xml:id="list143239374" text:continue-numbering="true" text:style-name="L4">
        <text:list-item>
          <text:list>
            <text:list-item>
              <text:p text:style-name="P25">What is the final concentration in mg/mL</text:p>
            </text:list-item>
          </text:list>
        </text:list-item>
      </text:list>
      <text:p text:style-name="P2"/>
      <text:p text:style-name="P2"/>
      <text:p text:style-name="P2"/>
      <text:list xml:id="list1302909940" text:continue-numbering="true" text:style-name="L4">
        <text:list-item>
          <text:list>
            <text:list-item>
              <text:p text:style-name="P25">How many many mL would you add to a 50 mL bag of NS if a dose of 1.5 g were required?</text:p>
            </text:list-item>
          </text:list>
        </text:list-item>
      </text:list>
      <text:p text:style-name="P2"/>
      <text:p text:style-name="P2"/>
      <text:p text:style-name="P2"/>
      <text:list xml:id="list1620589936" text:continue-numbering="true" text:style-name="L4">
        <text:list-item>
          <text:p text:style-name="P25">A bulk pharmacy vial contains 40.5 g of a combination drug of Zosyn (piperacillin/tazobactam). There are 36 g of piperacillin and 4.5 g of sulbactam in the vial. When the vial is reconstituted with 62 mL of sterile water you end up with a concentration of 450 mg/mL of piperacillin and tazobactam combined.</text:p>
        </text:list-item>
      </text:list>
      <text:p text:style-name="P2"/>
      <text:list xml:id="list752813667" text:continue-numbering="true" text:style-name="L4">
        <text:list-item>
          <text:list>
            <text:list-item>
              <text:p text:style-name="P25">What is the powder volume in the vial?</text:p>
            </text:list-item>
          </text:list>
        </text:list-item>
      </text:list>
      <text:p text:style-name="P2"/>
      <text:p text:style-name="P2"/>
      <text:p text:style-name="P2"/>
      <text:list xml:id="list680395676" text:continue-numbering="true" text:style-name="L4">
        <text:list-item>
          <text:list>
            <text:list-item>
              <text:p text:style-name="P25">What is the concentration (in mg/mL) of each active ingredient separately?</text:p>
            </text:list-item>
          </text:list>
        </text:list-item>
      </text:list>
      <text:p text:style-name="P2"/>
      <text:p text:style-name="P2"/>
      <text:p text:style-name="P2"/>
      <text:list xml:id="list1528686935" text:continue-numbering="true" text:style-name="L4">
        <text:list-item>
          <text:list>
            <text:list-item>
              <text:p text:style-name="P25">If a physician ordered 3.37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5T09:04:08</dc:date>
    <dc:creator>Sean Parsons</dc:creator>
    <meta:editing-duration>PT14H47M50S</meta:editing-duration>
    <meta:editing-cycles>14</meta:editing-cycles>
    <meta:generator>LibreOffice/3.4$Linux LibreOffice_project/340m1$Build-302</meta:generator>
    <meta:printed-by>Sean Parsons</meta:printed-by>
    <meta:print-date>2011-12-02T14:59:12</meta:print-date>
    <meta:document-statistic meta:table-count="0" meta:image-count="2" meta:object-count="5" meta:page-count="18" meta:paragraph-count="161" meta:word-count="3078" meta:character-count="16326" meta:non-whitespace-character-count="13392"/>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